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style:style style:name="ce1" style:family="table-cell" style:parent-style-name="Gnumeric-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" table:default-cell-style-name="Gnumeric-default"/>
        <table:table-column table:style-name="co1" table:default-cell-style-name="Default"/>
        <table:table-column table:style-name="co3" table:default-cell-style-name="Gnumeric-default"/>
        <table:table-column table:style-name="co4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3" table:number-columns-repeated="108" table:default-cell-style-name="Gnumeric-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exacto</text:p>
          </table:table-cell>
          <table:table-cell table:style-name="Gnumeric-default"/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Default" office:value-type="string" calcext:value-type="string">
            <text:p>DIFERENCIA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 2 2 1</text:p>
          </table:table-cell>
          <table:table-cell table:style-name="Gnumeric-default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table:style-name="Gnumeric-default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Gnumeric-default" office:value-type="float" office:value="62" calcext:value-type="float">
            <text:p>6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table:style-name="Gnumeric-default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Gnumeric-default" office:value-type="float" office:value="204" calcext:value-type="float">
            <text:p>204</text:p>
          </table:table-cell>
          <table:table-cell table:style-name="ce2" office:value-type="float" office:value="187" calcext:value-type="float">
            <text:p>1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office:value-type="string" calcext:value-type="string">
            <text:p>DIFERENCIA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Gnumeric-default"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Gnumeric-default"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Gnumeric-default"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Gnumeric-default"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Gnumeric-default"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Gnumeric-default"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nillos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 table:number-columns-repeated="2"/>
          <table:table-cell office:value-type="string" calcext:value-type="string">
            <text:p>goloso</text:p>
          </table:table-cell>
          <table:table-cell table:style-name="Gnumeric-default" office:value-type="string" calcext:value-type="string">
            <text:p>exacto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18750" calcext:value-type="float">
            <text:p>18750</text:p>
          </table:table-cell>
          <table:table-cell table:style-name="Gnumeric-default" office:value-type="float" office:value="15000" calcext:value-type="float">
            <text:p>15000</text:p>
          </table:table-cell>
          <table:table-cell/>
          <table:table-cell table:formula="of:=[.I24]-[.J24]" office:value-type="float" office:value="3750" calcext:value-type="float">
            <text:p>375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41775" calcext:value-type="float">
            <text:p>41775</text:p>
          </table:table-cell>
          <table:table-cell table:style-name="Gnumeric-default" office:value-type="float" office:value="31900" calcext:value-type="float">
            <text:p>31900</text:p>
          </table:table-cell>
          <table:table-cell/>
          <table:table-cell table:formula="of:=[.I25]-[.J25]" office:value-type="float" office:value="9875" calcext:value-type="float">
            <text:p>987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188228" calcext:value-type="float">
            <text:p>188228</text:p>
          </table:table-cell>
          <table:table-cell table:style-name="Gnumeric-default" office:value-type="float" office:value="185260" calcext:value-type="float">
            <text:p>185260</text:p>
          </table:table-cell>
          <table:table-cell/>
          <table:table-cell table:formula="of:=[.I26]-[.J26]" office:value-type="float" office:value="2968" calcext:value-type="float">
            <text:p>29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212147" calcext:value-type="float">
            <text:p>212147</text:p>
          </table:table-cell>
          <table:table-cell table:style-name="Gnumeric-default" office:value-type="float" office:value="179064" calcext:value-type="float">
            <text:p>179064</text:p>
          </table:table-cell>
          <table:table-cell/>
          <table:table-cell table:formula="of:=[.I27]-[.J27]" office:value-type="float" office:value="33083" calcext:value-type="float">
            <text:p>3308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235811" calcext:value-type="float">
            <text:p>235811</text:p>
          </table:table-cell>
          <table:table-cell table:style-name="Gnumeric-default" office:value-type="float" office:value="176047" calcext:value-type="float">
            <text:p>176047</text:p>
          </table:table-cell>
          <table:table-cell/>
          <table:table-cell table:formula="of:=[.I28]-[.J28]" office:value-type="float" office:value="59764" calcext:value-type="float">
            <text:p>5976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3">
          <table:table-cell table:number-columns-repeated="4"/>
          <table:table-cell office:value-type="string" calcext:value-type="string">
            <text:p>random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397" calcext:value-type="float">
            <text:p>4397</text:p>
          </table:table-cell>
          <table:table-cell table:style-name="Gnumeric-default" office:value-type="float" office:value="2649" calcext:value-type="float">
            <text:p>2649</text:p>
          </table:table-cell>
          <table:table-cell/>
          <table:table-cell table:formula="of:=[.I31]-[.J31]" office:value-type="float" office:value="1748" calcext:value-type="float">
            <text:p>174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table:style-name="Gnumeric-default" office:value-type="float" office:value="2473" calcext:value-type="float">
            <text:p>2473</text:p>
          </table:table-cell>
          <table:table-cell/>
          <table:table-cell table:formula="of:=[.I32]-[.J32]" office:value-type="float" office:value="1340" calcext:value-type="float">
            <text:p>134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table:style-name="Gnumeric-default" office:value-type="float" office:value="2012" calcext:value-type="float">
            <text:p>2012</text:p>
          </table:table-cell>
          <table:table-cell/>
          <table:table-cell table:formula="of:=[.I33]-[.J33]" office:value-type="float" office:value="2192" calcext:value-type="float">
            <text:p>2192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table:style-name="Gnumeric-default" office:value-type="float" office:value="790" calcext:value-type="float">
            <text:p>790</text:p>
          </table:table-cell>
          <table:table-cell/>
          <table:table-cell table:formula="of:=[.I34]-[.J34]" office:value-type="float" office:value="116" calcext:value-type="float">
            <text:p>116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11042" calcext:value-type="float">
            <text:p>11042</text:p>
          </table:table-cell>
          <table:table-cell table:style-name="Gnumeric-default" office:value-type="float" office:value="2949" calcext:value-type="float">
            <text:p>2949</text:p>
          </table:table-cell>
          <table:table-cell/>
          <table:table-cell table:formula="of:=[.I35]-[.J35]" office:value-type="float" office:value="8093" calcext:value-type="float">
            <text:p>809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2856" calcext:value-type="float">
            <text:p>2856</text:p>
          </table:table-cell>
          <table:table-cell table:style-name="Gnumeric-default" office:value-type="float" office:value="1487" calcext:value-type="float">
            <text:p>1487</text:p>
          </table:table-cell>
          <table:table-cell/>
          <table:table-cell table:formula="of:=[.I36]-[.J36]" office:value-type="float" office:value="1369" calcext:value-type="float">
            <text:p>1369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table:style-name="Gnumeric-default" office:value-type="float" office:value="708" calcext:value-type="float">
            <text:p>708</text:p>
          </table:table-cell>
          <table:table-cell/>
          <table:table-cell table:formula="of:=[.I37]-[.J37]" office:value-type="float" office:value="668" calcext:value-type="float">
            <text:p>6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7890" calcext:value-type="float">
            <text:p>7890</text:p>
          </table:table-cell>
          <table:table-cell table:style-name="Gnumeric-default" office:value-type="float" office:value="1925" calcext:value-type="float">
            <text:p>1925</text:p>
          </table:table-cell>
          <table:table-cell/>
          <table:table-cell table:formula="of:=[.I38]-[.J38]" office:value-type="float" office:value="5965" calcext:value-type="float">
            <text:p>596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4570" calcext:value-type="float">
            <text:p>4570</text:p>
          </table:table-cell>
          <table:table-cell table:style-name="Gnumeric-default" office:value-type="float" office:value="1649" calcext:value-type="float">
            <text:p>1649</text:p>
          </table:table-cell>
          <table:table-cell/>
          <table:table-cell table:formula="of:=[.I39]-[.J39]" office:value-type="float" office:value="2921" calcext:value-type="float">
            <text:p>2921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Gnumeric-default" office:value-type="float" office:value="289" calcext:value-type="float">
            <text:p>289</text:p>
          </table:table-cell>
          <table:table-cell/>
          <table:table-cell table:formula="of:=[.I40]-[.J40]" office:value-type="float" office:value="104" calcext:value-type="float">
            <text:p>10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7391" calcext:value-type="float">
            <text:p>7391</text:p>
          </table:table-cell>
          <table:table-cell table:style-name="Gnumeric-default" office:value-type="float" office:value="2457" calcext:value-type="float">
            <text:p>2457</text:p>
          </table:table-cell>
          <table:table-cell/>
          <table:table-cell table:formula="of:=[.I41]-[.J41]" office:value-type="float" office:value="4934" calcext:value-type="float">
            <text:p>493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 table:number-rows-repeated="5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>
          <table:table-cell table:style-name="Default"/>
          <table:table-cell table:style-name="Default" office:value-type="string" calcext:value-type="string">
            <text:p>MEDICION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table:style-name="Gnumeric-default"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/>
          <table:table-cell table:style-name="Gnumeric-default" office:value-type="string" calcext:value-type="string">
            <text:p>sin solucion mochi</text:p>
          </table:table-cell>
          <table:table-cell table:number-columns-repeated="2"/>
          <table:table-cell office:value-type="string" calcext:value-type="string">
            <text:p>SIN SOLUCION PP</text:p>
          </table:table-cell>
          <table:table-cell/>
          <table:table-cell table:style-name="Gnumeric-default" office:value-type="string" calcext:value-type="string">
            <text:p>TODOS0</text:p>
          </table:table-cell>
          <table:table-cell/>
          <table:table-cell office:value-type="string" calcext:value-type="string">
            <text:p>ANILLOS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4610" calcext:value-type="float">
            <text:p>614610</text:p>
          </table:table-cell>
          <table:table-cell/>
          <table:table-cell office:value-type="float" office:value="579321" calcext:value-type="float">
            <text:p>579321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 table:number-columns-repeated="2"/>
          <table:table-cell table:style-name="Default" office:value-type="float" office:value="1470" calcext:value-type="float">
            <text:p>1470</text:p>
          </table:table-cell>
          <table:table-cell/>
          <table:table-cell office:value-type="float" office:value="229376" calcext:value-type="float">
            <text:p>22937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6950" calcext:value-type="float">
            <text:p>1316950</text:p>
          </table:table-cell>
          <table:table-cell/>
          <table:table-cell office:value-type="float" office:value="1496334" calcext:value-type="float">
            <text:p>1496334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988571" calcext:value-type="float">
            <text:p>988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27815" calcext:value-type="float">
            <text:p>3927815</text:p>
          </table:table-cell>
          <table:table-cell/>
          <table:table-cell office:value-type="float" office:value="4181207" calcext:value-type="float">
            <text:p>418120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2628509" calcext:value-type="float">
            <text:p>2628509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642428" calcext:value-type="float">
            <text:p>7642428</text:p>
          </table:table-cell>
          <table:table-cell/>
          <table:table-cell office:value-type="float" office:value="9322557" calcext:value-type="float">
            <text:p>932255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451" calcext:value-type="float">
            <text:p>2451</text:p>
          </table:table-cell>
          <table:table-cell/>
          <table:table-cell office:value-type="float" office:value="5567264" calcext:value-type="float">
            <text:p>556726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5248588" calcext:value-type="float">
            <text:p>15248588</text:p>
          </table:table-cell>
          <table:table-cell/>
          <table:table-cell office:value-type="float" office:value="16464085" calcext:value-type="float">
            <text:p>16464085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/>
          <table:table-cell office:value-type="float" office:value="10010685" calcext:value-type="float">
            <text:p>100106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768939" calcext:value-type="float">
            <text:p>16768939</text:p>
          </table:table-cell>
          <table:table-cell/>
          <table:table-cell office:value-type="float" office:value="27303561" calcext:value-type="float">
            <text:p>27303561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16452321" calcext:value-type="float">
            <text:p>1645232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7399525" calcext:value-type="float">
            <text:p>37399525</text:p>
          </table:table-cell>
          <table:table-cell/>
          <table:table-cell office:value-type="float" office:value="43291248" calcext:value-type="float">
            <text:p>43291248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25121550" calcext:value-type="float">
            <text:p>2512155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0723416" calcext:value-type="float">
            <text:p>50723416</text:p>
          </table:table-cell>
          <table:table-cell/>
          <table:table-cell office:value-type="float" office:value="61665327" calcext:value-type="float">
            <text:p>61665327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36191381" calcext:value-type="float">
            <text:p>361913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5904466" calcext:value-type="float">
            <text:p>55904466</text:p>
          </table:table-cell>
          <table:table-cell/>
          <table:table-cell office:value-type="float" office:value="85386606" calcext:value-type="float">
            <text:p>85386606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50377882" calcext:value-type="float">
            <text:p>503778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8144016" calcext:value-type="float">
            <text:p>88144016</text:p>
          </table:table-cell>
          <table:table-cell/>
          <table:table-cell office:value-type="float" office:value="114933932" calcext:value-type="float">
            <text:p>114933932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66985571" calcext:value-type="float">
            <text:p>66985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04169934" calcext:value-type="float">
            <text:p>104169934</text:p>
          </table:table-cell>
          <table:table-cell/>
          <table:table-cell office:value-type="float" office:value="151582105" calcext:value-type="float">
            <text:p>151582105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87547051" calcext:value-type="float">
            <text:p>8754705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08296737" calcext:value-type="float">
            <text:p>108296737</text:p>
          </table:table-cell>
          <table:table-cell/>
          <table:table-cell office:value-type="float" office:value="194484689" calcext:value-type="float">
            <text:p>194484689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13300365" calcext:value-type="float">
            <text:p>1133003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3786367" calcext:value-type="float">
            <text:p>133786367</text:p>
          </table:table-cell>
          <table:table-cell/>
          <table:table-cell office:value-type="float" office:value="237244648" calcext:value-type="float">
            <text:p>237244648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48263997" calcext:value-type="float">
            <text:p>1482639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2500686" calcext:value-type="float">
            <text:p>192500686</text:p>
          </table:table-cell>
          <table:table-cell/>
          <table:table-cell office:value-type="float" office:value="289923150" calcext:value-type="float">
            <text:p>289923150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73785485" calcext:value-type="float">
            <text:p>1737854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56396056" calcext:value-type="float">
            <text:p>256396056</text:p>
          </table:table-cell>
          <table:table-cell/>
          <table:table-cell office:value-type="float" office:value="351550737" calcext:value-type="float">
            <text:p>351550737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15877412" calcext:value-type="float">
            <text:p>21587741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16647388" calcext:value-type="float">
            <text:p>316647388</text:p>
          </table:table-cell>
          <table:table-cell/>
          <table:table-cell office:value-type="float" office:value="422580772" calcext:value-type="float">
            <text:p>422580772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56685716" calcext:value-type="float">
            <text:p>25668571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93200577" calcext:value-type="float">
            <text:p>393200577</text:p>
          </table:table-cell>
          <table:table-cell/>
          <table:table-cell office:value-type="float" office:value="507239551" calcext:value-type="float">
            <text:p>507239551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02221220" calcext:value-type="float">
            <text:p>30222122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16207262" calcext:value-type="float">
            <text:p>416207262</text:p>
          </table:table-cell>
          <table:table-cell/>
          <table:table-cell office:value-type="float" office:value="598645800" calcext:value-type="float">
            <text:p>598645800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58947126" calcext:value-type="float">
            <text:p>3589471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55519232" calcext:value-type="float">
            <text:p>455519232</text:p>
          </table:table-cell>
          <table:table-cell/>
          <table:table-cell office:value-type="float" office:value="697133783" calcext:value-type="float">
            <text:p>697133783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431560245" calcext:value-type="float">
            <text:p>4315602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65575498" calcext:value-type="float">
            <text:p>465575498</text:p>
          </table:table-cell>
          <table:table-cell/>
          <table:table-cell table:style-name="Gnumeric-default" office:value-type="float" office:value="832623804" calcext:value-type="float">
            <text:p>832623804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table:style-name="Gnumeric-default" office:value-type="float" office:value="501042974" calcext:value-type="float">
            <text:p>50104297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538407210" calcext:value-type="float">
            <text:p>538407210</text:p>
          </table:table-cell>
          <table:table-cell/>
          <table:table-cell table:style-name="Gnumeric-default" office:value-type="float" office:value="929936481" calcext:value-type="float">
            <text:p>929936481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3430" calcext:value-type="float">
            <text:p>3430</text:p>
          </table:table-cell>
          <table:table-cell/>
          <table:table-cell table:style-name="Gnumeric-default" office:value-type="float" office:value="554554678" calcext:value-type="float">
            <text:p>5545546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644518997" calcext:value-type="float">
            <text:p>644518997</text:p>
          </table:table-cell>
          <table:table-cell/>
          <table:table-cell table:style-name="Gnumeric-default" office:value-type="float" office:value="1062249549" calcext:value-type="float">
            <text:p>106224954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644703772" calcext:value-type="float">
            <text:p>64470377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656987629" calcext:value-type="float">
            <text:p>656987629</text:p>
          </table:table-cell>
          <table:table-cell/>
          <table:table-cell table:style-name="Gnumeric-default" office:value-type="float" office:value="1217096828" calcext:value-type="float">
            <text:p>121709682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737857787" calcext:value-type="float">
            <text:p>73785778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926879117" calcext:value-type="float">
            <text:p>926879117</text:p>
          </table:table-cell>
          <table:table-cell/>
          <table:table-cell table:style-name="Gnumeric-default" office:value-type="float" office:value="1378271546" calcext:value-type="float">
            <text:p>137827154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827354042" calcext:value-type="float">
            <text:p>82735404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1109756803" calcext:value-type="float">
            <text:p>1109756803</text:p>
          </table:table-cell>
          <table:table-cell/>
          <table:table-cell table:style-name="Gnumeric-default" office:value-type="float" office:value="1587259351" calcext:value-type="float">
            <text:p>1587259351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929777682" calcext:value-type="float">
            <text:p>9297776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157910524" calcext:value-type="float">
            <text:p>1157910524</text:p>
          </table:table-cell>
          <table:table-cell/>
          <table:table-cell table:style-name="Gnumeric-default" office:value-type="float" office:value="1805943186" calcext:value-type="float">
            <text:p>180594318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030143311" calcext:value-type="float">
            <text:p>103014331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241612101" calcext:value-type="float">
            <text:p>1241612101</text:p>
          </table:table-cell>
          <table:table-cell/>
          <table:table-cell table:style-name="Gnumeric-default" office:value-type="float" office:value="2026146879" calcext:value-type="float">
            <text:p>202614687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147201910" calcext:value-type="float">
            <text:p>114720191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1392323264" calcext:value-type="float">
            <text:p>1392323264</text:p>
          </table:table-cell>
          <table:table-cell/>
          <table:table-cell table:style-name="Gnumeric-default" office:value-type="float" office:value="2251387038" calcext:value-type="float">
            <text:p>225138703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289232081" calcext:value-type="float">
            <text:p>12892320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446379490" calcext:value-type="float">
            <text:p>1446379490</text:p>
          </table:table-cell>
          <table:table-cell/>
          <table:table-cell table:style-name="Gnumeric-default" office:value-type="float" office:value="2499291288" calcext:value-type="float">
            <text:p>2499291288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428802345" calcext:value-type="float">
            <text:p>14288023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1589686912" calcext:value-type="float">
            <text:p>1589686912</text:p>
          </table:table-cell>
          <table:table-cell/>
          <table:table-cell table:style-name="Gnumeric-default" office:value-type="float" office:value="2668425051" calcext:value-type="float">
            <text:p>2668425051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560574813" calcext:value-type="float">
            <text:p>156057481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589939813" calcext:value-type="float">
            <text:p>1589939813</text:p>
          </table:table-cell>
          <table:table-cell/>
          <table:table-cell table:style-name="Gnumeric-default" office:value-type="float" office:value="2888921347" calcext:value-type="float">
            <text:p>2888921347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794440578" calcext:value-type="float">
            <text:p>17944405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997087222" calcext:value-type="float">
            <text:p>1997087222</text:p>
          </table:table-cell>
          <table:table-cell/>
          <table:table-cell table:style-name="Gnumeric-default" office:value-type="float" office:value="3169653290" calcext:value-type="float">
            <text:p>3169653290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882565480" calcext:value-type="float">
            <text:p>188256548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2035270938" calcext:value-type="float">
            <text:p>2035270938</text:p>
          </table:table-cell>
          <table:table-cell/>
          <table:table-cell table:style-name="Gnumeric-default" office:value-type="float" office:value="3498146860" calcext:value-type="float">
            <text:p>3498146860</text:p>
          </table:table-cell>
          <table:table-cell table:number-columns-repeated="3"/>
          <table:table-cell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2062674973" calcext:value-type="float">
            <text:p>206267497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2311129137" calcext:value-type="float">
            <text:p>2311129137</text:p>
          </table:table-cell>
          <table:table-cell/>
          <table:table-cell table:style-name="Gnumeric-default" office:value-type="float" office:value="3817856023" calcext:value-type="float">
            <text:p>381785602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268397604" calcext:value-type="float">
            <text:p>226839760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2458501118" calcext:value-type="float">
            <text:p>2458501118</text:p>
          </table:table-cell>
          <table:table-cell/>
          <table:table-cell table:style-name="Gnumeric-default" office:value-type="float" office:value="4136447225" calcext:value-type="float">
            <text:p>4136447225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472473926" calcext:value-type="float">
            <text:p>24724739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2735609120" calcext:value-type="float">
            <text:p>2735609120</text:p>
          </table:table-cell>
          <table:table-cell/>
          <table:table-cell table:style-name="Gnumeric-default" office:value-type="float" office:value="4528589634" calcext:value-type="float">
            <text:p>4528589634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659961183" calcext:value-type="float">
            <text:p>265996118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2885029309" calcext:value-type="float">
            <text:p>2885029309</text:p>
          </table:table-cell>
          <table:table-cell/>
          <table:table-cell table:style-name="Gnumeric-default" office:value-type="float" office:value="4898892822" calcext:value-type="float">
            <text:p>4898892822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876426738" calcext:value-type="float">
            <text:p>287642673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3070342888" calcext:value-type="float">
            <text:p>3070342888</text:p>
          </table:table-cell>
          <table:table-cell/>
          <table:table-cell table:style-name="Gnumeric-default" office:value-type="float" office:value="5269883156" calcext:value-type="float">
            <text:p>52698831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1" calcext:value-type="float">
            <text:p>4901</text:p>
          </table:table-cell>
          <table:table-cell/>
          <table:table-cell table:style-name="Gnumeric-default" office:value-type="float" office:value="3146076596" calcext:value-type="float">
            <text:p>314607659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510210653" calcext:value-type="float">
            <text:p>3510210653</text:p>
          </table:table-cell>
          <table:table-cell/>
          <table:table-cell table:style-name="Gnumeric-default" office:value-type="float" office:value="5707653703" calcext:value-type="float">
            <text:p>570765370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392696734" calcext:value-type="float">
            <text:p>339269673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3765307893" calcext:value-type="float">
            <text:p>3765307893</text:p>
          </table:table-cell>
          <table:table-cell/>
          <table:table-cell table:style-name="Gnumeric-default" office:value-type="float" office:value="6428686188" calcext:value-type="float">
            <text:p>642868618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681312736" calcext:value-type="float">
            <text:p>368131273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3808489846" calcext:value-type="float">
            <text:p>3808489846</text:p>
          </table:table-cell>
          <table:table-cell/>
          <table:table-cell table:style-name="Gnumeric-default" office:value-type="float" office:value="6580984847" calcext:value-type="float">
            <text:p>6580984847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928166661" calcext:value-type="float">
            <text:p>392816666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267466869" calcext:value-type="float">
            <text:p>4267466869</text:p>
          </table:table-cell>
          <table:table-cell/>
          <table:table-cell table:style-name="Gnumeric-default" office:value-type="float" office:value="7063176856" calcext:value-type="float">
            <text:p>70631768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4164125726" calcext:value-type="float">
            <text:p>41641257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274028094" calcext:value-type="float">
            <text:p>4274028094</text:p>
          </table:table-cell>
          <table:table-cell/>
          <table:table-cell table:style-name="Gnumeric-default" office:value-type="float" office:value="7637650468" calcext:value-type="float">
            <text:p>763765046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2" calcext:value-type="float">
            <text:p>4902</text:p>
          </table:table-cell>
          <table:table-cell/>
          <table:table-cell table:style-name="Gnumeric-default" office:value-type="float" office:value="4463302326" calcext:value-type="float">
            <text:p>44633023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480854474" calcext:value-type="float">
            <text:p>4480854474</text:p>
          </table:table-cell>
          <table:table-cell/>
          <table:table-cell table:style-name="Gnumeric-default" office:value-type="float" office:value="8146112376" calcext:value-type="float">
            <text:p>81461123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4833652565" calcext:value-type="float">
            <text:p>48336525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698480141" calcext:value-type="float">
            <text:p>4698480141</text:p>
          </table:table-cell>
          <table:table-cell/>
          <table:table-cell table:style-name="Gnumeric-default" office:value-type="float" office:value="8709678876" calcext:value-type="float">
            <text:p>87096788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162385803" calcext:value-type="float">
            <text:p>516238580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6044798366" calcext:value-type="float">
            <text:p>6044798366</text:p>
          </table:table-cell>
          <table:table-cell/>
          <table:table-cell table:style-name="Gnumeric-default" office:value-type="float" office:value="9269447441" calcext:value-type="float">
            <text:p>9269447441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487816618" calcext:value-type="float">
            <text:p>548781661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6884585753" calcext:value-type="float">
            <text:p>6884585753</text:p>
          </table:table-cell>
          <table:table-cell/>
          <table:table-cell table:style-name="Gnumeric-default" office:value-type="float" office:value="10193720105" calcext:value-type="float">
            <text:p>10193720105</text:p>
          </table:table-cell>
          <table:table-cell table:number-columns-repeated="3"/>
          <table:table-cell table:style-name="Gnumeric-default" office:value-type="float" office:value="2940" calcext:value-type="float">
            <text:p>2940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5805039897" calcext:value-type="float">
            <text:p>58050398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424529977" calcext:value-type="float">
            <text:p>7424529977</text:p>
          </table:table-cell>
          <table:table-cell/>
          <table:table-cell table:style-name="Gnumeric-default" office:value-type="float" office:value="10805540309" calcext:value-type="float">
            <text:p>10805540309</text:p>
          </table:table-cell>
          <table:table-cell table:number-columns-repeated="3"/>
          <table:table-cell table:style-name="Gnumeric-default" office:value-type="float" office:value="2941" calcext:value-type="float">
            <text:p>294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160900252" calcext:value-type="float">
            <text:p>616090025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441821383" calcext:value-type="float">
            <text:p>8441821383</text:p>
          </table:table-cell>
          <table:table-cell/>
          <table:table-cell table:style-name="Gnumeric-default" office:value-type="float" office:value="11195710479" calcext:value-type="float">
            <text:p>11195710479</text:p>
          </table:table-cell>
          <table:table-cell table:style-name="ce1"/>
          <table:table-cell table:number-columns-repeated="2"/>
          <table:table-cell table:style-name="Gnumeric-default" office:value-type="float" office:value="3431" calcext:value-type="float">
            <text:p>343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550467084" calcext:value-type="float">
            <text:p>6550467084</text:p>
          </table:table-cell>
          <table:table-cell table:number-columns-repeated="113"/>
        </table:table-row>
        <table:table-row table:style-name="ro2" table:number-rows-repeated="4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/>
          <table:table-cell table:style-name="Default" office:value-type="string" calcext:value-type="string">
            <text:p>DATA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lgunGym Cero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SIN ORDEN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NILLOS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table:number-columns-repeated="111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31" calcext:value-type="float">
            <text:p>3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41" calcext:value-type="float">
            <text:p>41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61" calcext:value-type="float">
            <text:p>61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71" calcext:value-type="float">
            <text:p>71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81" calcext:value-type="float">
            <text:p>81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91" calcext:value-type="float">
            <text:p>91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 office:value-type="float" office:value="950" calcext:value-type="float">
            <text:p>950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11" calcext:value-type="float">
            <text:p>111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21" calcext:value-type="float">
            <text:p>121</text:p>
          </table:table-cell>
          <table:table-cell table:style-name="Default" office:value-type="float" office:value="1218" calcext:value-type="float">
            <text:p>1218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31" calcext:value-type="float">
            <text:p>131</text:p>
          </table:table-cell>
          <table:table-cell table:style-name="Default" office:value-type="float" office:value="1296" calcext:value-type="float">
            <text:p>1296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41" calcext:value-type="float">
            <text:p>141</text:p>
          </table:table-cell>
          <table:table-cell table:style-name="Default" office:value-type="float" office:value="1438" calcext:value-type="float">
            <text:p>1438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 office:value-type="float" office:value="1564" calcext:value-type="float">
            <text:p>1564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61" calcext:value-type="float">
            <text:p>161</text:p>
          </table:table-cell>
          <table:table-cell table:style-name="Default" office:value-type="float" office:value="1658" calcext:value-type="float">
            <text:p>1658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71" calcext:value-type="float">
            <text:p>171</text:p>
          </table:table-cell>
          <table:table-cell table:style-name="Default" office:value-type="float" office:value="1780" calcext:value-type="float">
            <text:p>1780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81" calcext:value-type="float">
            <text:p>181</text:p>
          </table:table-cell>
          <table:table-cell table:style-name="Default" office:value-type="float" office:value="1934" calcext:value-type="float">
            <text:p>1934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91" calcext:value-type="float">
            <text:p>191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 office:value-type="float" office:value="2150" calcext:value-type="float">
            <text:p>2150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ce2"/>
          <table:table-cell/>
          <table:table-cell table:style-name="Default" table:number-columns-repeated="2"/>
          <table:table-cell office:value-type="float" office:value="951" calcext:value-type="float">
            <text:p>951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1" calcext:value-type="float">
            <text:p>211</text:p>
          </table:table-cell>
          <table:table-cell table:style-name="Default" office:value-type="float" office:value="2268" calcext:value-type="float">
            <text:p>22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21" calcext:value-type="float">
            <text:p>221</text:p>
          </table:table-cell>
          <table:table-cell table:style-name="Default" office:value-type="float" office:value="2346" calcext:value-type="float">
            <text:p>23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31" calcext:value-type="float">
            <text:p>231</text:p>
          </table:table-cell>
          <table:table-cell table:style-name="Default" office:value-type="float" office:value="2488" calcext:value-type="float">
            <text:p>24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41" calcext:value-type="float">
            <text:p>241</text:p>
          </table:table-cell>
          <table:table-cell table:style-name="Default" office:value-type="float" office:value="2614" calcext:value-type="float">
            <text:p>26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 office:value-type="float" office:value="2708" calcext:value-type="float">
            <text:p>27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61" calcext:value-type="float">
            <text:p>261</text:p>
          </table:table-cell>
          <table:table-cell table:style-name="Default" office:value-type="float" office:value="2830" calcext:value-type="float">
            <text:p>28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71" calcext:value-type="float">
            <text:p>271</text:p>
          </table:table-cell>
          <table:table-cell table:style-name="Default" office:value-type="float" office:value="2984" calcext:value-type="float">
            <text:p>29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81" calcext:value-type="float">
            <text:p>281</text:p>
          </table:table-cell>
          <table:table-cell table:style-name="Default" office:value-type="float" office:value="3050" calcext:value-type="float">
            <text:p>30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91" calcext:value-type="float">
            <text:p>291</text:p>
          </table:table-cell>
          <table:table-cell table:style-name="Default" office:value-type="float" office:value="3200" calcext:value-type="float">
            <text:p>32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 office:value-type="float" office:value="3318" calcext:value-type="float">
            <text:p>33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11" calcext:value-type="float">
            <text:p>311</text:p>
          </table:table-cell>
          <table:table-cell table:style-name="Default" office:value-type="float" office:value="3396" calcext:value-type="float">
            <text:p>33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21" calcext:value-type="float">
            <text:p>321</text:p>
          </table:table-cell>
          <table:table-cell table:style-name="Default" office:value-type="float" office:value="3538" calcext:value-type="float">
            <text:p>35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31" calcext:value-type="float">
            <text:p>331</text:p>
          </table:table-cell>
          <table:table-cell table:style-name="Default" office:value-type="float" office:value="3664" calcext:value-type="float">
            <text:p>366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41" calcext:value-type="float">
            <text:p>341</text:p>
          </table:table-cell>
          <table:table-cell table:style-name="Default" office:value-type="float" office:value="3758" calcext:value-type="float">
            <text:p>375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 office:value-type="float" office:value="3880" calcext:value-type="float">
            <text:p>388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61" calcext:value-type="float">
            <text:p>361</text:p>
          </table:table-cell>
          <table:table-cell table:style-name="Default" office:value-type="float" office:value="4034" calcext:value-type="float">
            <text:p>403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71" calcext:value-type="float">
            <text:p>371</text:p>
          </table:table-cell>
          <table:table-cell table:style-name="Default" office:value-type="float" office:value="4100" calcext:value-type="float">
            <text:p>41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81" calcext:value-type="float">
            <text:p>381</text:p>
          </table:table-cell>
          <table:table-cell table:style-name="Default" office:value-type="float" office:value="4250" calcext:value-type="float">
            <text:p>42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91" calcext:value-type="float">
            <text:p>391</text:p>
          </table:table-cell>
          <table:table-cell table:style-name="Default" office:value-type="float" office:value="4368" calcext:value-type="float">
            <text:p>43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 office:value-type="float" office:value="4446" calcext:value-type="float">
            <text:p>44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11" calcext:value-type="float">
            <text:p>411</text:p>
          </table:table-cell>
          <table:table-cell table:style-name="Default" office:value-type="float" office:value="4588" calcext:value-type="float">
            <text:p>45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21" calcext:value-type="float">
            <text:p>421</text:p>
          </table:table-cell>
          <table:table-cell table:style-name="Default" office:value-type="float" office:value="4714" calcext:value-type="float">
            <text:p>47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31" calcext:value-type="float">
            <text:p>431</text:p>
          </table:table-cell>
          <table:table-cell table:style-name="Default" office:value-type="float" office:value="4808" calcext:value-type="float">
            <text:p>48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41" calcext:value-type="float">
            <text:p>441</text:p>
          </table:table-cell>
          <table:table-cell table:style-name="Default" office:value-type="float" office:value="4930" calcext:value-type="float">
            <text:p>49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 office:value-type="float" office:value="5084" calcext:value-type="float">
            <text:p>50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61" calcext:value-type="float">
            <text:p>461</text:p>
          </table:table-cell>
          <table:table-cell table:style-name="Default" office:value-type="float" office:value="5150" calcext:value-type="float">
            <text:p>51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71" calcext:value-type="float">
            <text:p>471</text:p>
          </table:table-cell>
          <table:table-cell table:style-name="Default" office:value-type="float" office:value="5300" calcext:value-type="float">
            <text:p>53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81" calcext:value-type="float">
            <text:p>481</text:p>
          </table:table-cell>
          <table:table-cell table:style-name="Default" office:value-type="float" office:value="5418" calcext:value-type="float">
            <text:p>54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91" calcext:value-type="float">
            <text:p>491</text:p>
          </table:table-cell>
          <table:table-cell table:style-name="Default" office:value-type="float" office:value="5496" calcext:value-type="float">
            <text:p>54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 office:value-type="float" office:value="5638" calcext:value-type="float">
            <text:p>56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2" table:print="false">
        <table:table-column table:style-name="co1" table:default-cell-style-name="ce3"/>
        <table:table-column table:style-name="co3" table:number-columns-repeated="127" table:default-cell-style-name="ce3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table table:name="Hoja3" table:style-name="ta3" table:print="false">
        <table:table-column table:style-name="co1" table:default-cell-style-name="ce3"/>
        <table:table-column table:style-name="co3" table:number-columns-repeated="127" table:default-cell-style-name="ce3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3.$A$1" table:expression="#REF!"/>
          <table:named-expression table:name="Sheet_Title" table:base-cell-address="$Hoja3.$A$1" table:expression="&quot;Hoja3&quot;"/>
        </table:named-expressions>
      </table:table>
      <table:named-expressions>
        <table:named-range table:name="__Anonymous_Sheet_DB__0" table:base-cell-address="$Hoja1.$A$1" table:cell-range-address="$Hoja1.$B$6:.$B$14" table:range-usable-as="repeat-column repeat-row filter print-range"/>
      </table:named-expressions>
      <table:database-ranges>
        <table:database-range table:name="__Anonymous_Sheet_DB__0" table:target-range-address="Hoja1.D51:Hoja1.D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22:44:16.058955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23:21:37.598570653</dc:date>
    <meta:creation-date>2016-11-08T00:47:21Z</meta:creation-date>
    <meta:editing-cycles>9</meta:editing-cycles>
    <meta:editing-duration>PT22M47S</meta:editing-duration>
    <meta:generator>LibreOffice/4.2.8.2$Linux_x86 LibreOffice_project/420m0$Build-2</meta:generator>
    <meta:document-statistic meta:table-count="3" meta:cell-count="617" meta:object-count="0"/>
  </office:meta>
</office:document-meta>
</file>